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mg-0</text:p>
          </table:table-cell>
          <table:table-cell office:value-type="string" calcext:value-type="string">
            <text:p>Img-1</text:p>
          </table:table-cell>
          <table:table-cell office:value-type="string" calcext:value-type="string">
            <text:p>Img-2</text:p>
          </table:table-cell>
          <table:table-cell office:value-type="string" calcext:value-type="string">
            <text:p>Img-3</text:p>
          </table:table-cell>
          <table:table-cell office:value-type="string" calcext:value-type="string">
            <text:p>Img-4</text:p>
          </table:table-cell>
          <table:table-cell office:value-type="string" calcext:value-type="string">
            <text:p>Img-5</text:p>
          </table:table-cell>
          <table:table-cell office:value-type="string" calcext:value-type="string">
            <text:p>Img-6</text:p>
          </table:table-cell>
          <table:table-cell office:value-type="string" calcext:value-type="string">
            <text:p>Img-7</text:p>
          </table:table-cell>
          <table:table-cell office:value-type="string" calcext:value-type="string">
            <text:p>Img-8</text:p>
          </table:table-cell>
          <table:table-cell office:value-type="string" calcext:value-type="string">
            <text:p>Img-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1370" calcext:value-type="float">
            <text:p>1370</text:p>
          </table:table-cell>
          <table:table-cell office:value-type="float" office:value="1301" calcext:value-type="float">
            <text:p>1301</text:p>
          </table:table-cell>
          <table:table-cell office:value-type="float" office:value="1361" calcext:value-type="float">
            <text:p>1361</text:p>
          </table:table-cell>
          <table:table-cell office:value-type="float" office:value="1358" calcext:value-type="float">
            <text:p>1358</text:p>
          </table:table-cell>
          <table:table-cell office:value-type="float" office:value="1333" calcext:value-type="float">
            <text:p>1333</text:p>
          </table:table-cell>
          <table:table-cell office:value-type="float" office:value="1284" calcext:value-type="float">
            <text:p>1284</text:p>
          </table:table-cell>
          <table:table-cell office:value-type="float" office:value="1322" calcext:value-type="float">
            <text:p>1322</text:p>
          </table:table-cell>
          <table:table-cell office:value-type="float" office:value="1366" calcext:value-type="float">
            <text:p>1366</text:p>
          </table:table-cell>
          <table:table-cell office:value-type="float" office:value="1389" calcext:value-type="float">
            <text:p>1389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383" calcext:value-type="float">
            <text:p>383</text:p>
          </table:table-cell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171" calcext:value-type="float">
            <text:p>17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824" calcext:value-type="float">
            <text:p>1824</text:p>
          </table:table-cell>
          <table:table-cell office:value-type="float" office:value="1832" calcext:value-type="float">
            <text:p>1832</text:p>
          </table:table-cell>
          <table:table-cell office:value-type="float" office:value="1810" calcext:value-type="float">
            <text:p>1810</text:p>
          </table:table-cell>
          <table:table-cell office:value-type="float" office:value="1817" calcext:value-type="float">
            <text:p>1817</text:p>
          </table:table-cell>
          <table:table-cell office:value-type="float" office:value="1793" calcext:value-type="float">
            <text:p>1793</text:p>
          </table:table-cell>
          <table:table-cell office:value-type="float" office:value="1796" calcext:value-type="float">
            <text:p>1796</text:p>
          </table:table-cell>
          <table:table-cell office:value-type="float" office:value="1788" calcext:value-type="float">
            <text:p>1788</text:p>
          </table:table-cell>
          <table:table-cell office:value-type="float" office:value="1695" calcext:value-type="float">
            <text:p>1695</text:p>
          </table:table-cell>
          <table:table-cell office:value-type="float" office:value="1749" calcext:value-type="float">
            <text:p>1749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339" calcext:value-type="float">
            <text:p>1339</text:p>
          </table:table-cell>
          <table:table-cell office:value-type="float" office:value="1304" calcext:value-type="float">
            <text:p>1304</text:p>
          </table:table-cell>
          <table:table-cell office:value-type="float" office:value="1327" calcext:value-type="float">
            <text:p>1327</text:p>
          </table:table-cell>
          <table:table-cell office:value-type="float" office:value="1291" calcext:value-type="float">
            <text:p>1291</text:p>
          </table:table-cell>
          <table:table-cell office:value-type="float" office:value="1256" calcext:value-type="float">
            <text:p>1256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office:value-type="float" office:value="1232" calcext:value-type="float">
            <text:p>1232</text:p>
          </table:table-cell>
          <table:table-cell office:value-type="float" office:value="1196" calcext:value-type="float">
            <text:p>1196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table:number-columns-repeated="10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KZE</text:p>
          </table:table-cell>
          <table:table-cell office:value-type="float" office:value="1351" calcext:value-type="float">
            <text:p>1351</text:p>
          </table:table-cell>
          <table:table-cell office:value-type="float" office:value="1327" calcext:value-type="float">
            <text:p>1327</text:p>
          </table:table-cell>
          <table:table-cell office:value-type="float" office:value="1311" calcext:value-type="float">
            <text:p>1311</text:p>
          </table:table-cell>
          <table:table-cell office:value-type="float" office:value="1351" calcext:value-type="float">
            <text:p>1351</text:p>
          </table:table-cell>
          <table:table-cell office:value-type="float" office:value="1360" calcext:value-type="float">
            <text:p>1360</text:p>
          </table:table-cell>
          <table:table-cell office:value-type="float" office:value="1347" calcext:value-type="float">
            <text:p>1347</text:p>
          </table:table-cell>
          <table:table-cell office:value-type="float" office:value="1363" calcext:value-type="float">
            <text:p>1363</text:p>
          </table:table-cell>
          <table:table-cell office:value-type="float" office:value="1331" calcext:value-type="float">
            <text:p>1331</text:p>
          </table:table-cell>
          <table:table-cell office:value-type="float" office:value="1358" calcext:value-type="float">
            <text:p>1358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438" calcext:value-type="float">
            <text:p>1438</text:p>
          </table:table-cell>
          <table:table-cell office:value-type="float" office:value="1371" calcext:value-type="float">
            <text:p>1371</text:p>
          </table:table-cell>
          <table:table-cell office:value-type="float" office:value="1380" calcext:value-type="float">
            <text:p>1380</text:p>
          </table:table-cell>
          <table:table-cell office:value-type="float" office:value="1335" calcext:value-type="float">
            <text:p>1335</text:p>
          </table:table-cell>
          <table:table-cell office:value-type="float" office:value="1305" calcext:value-type="float">
            <text:p>1305</text:p>
          </table:table-cell>
          <table:table-cell office:value-type="float" office:value="1369" calcext:value-type="float">
            <text:p>1369</text:p>
          </table:table-cell>
          <table:table-cell office:value-type="float" office:value="1396" calcext:value-type="float">
            <text:p>1396</text:p>
          </table:table-cell>
          <table:table-cell office:value-type="float" office:value="1382" calcext:value-type="float">
            <text:p>1382</text:p>
          </table:table-cell>
          <table:table-cell office:value-type="float" office:value="1463" calcext:value-type="float">
            <text:p>1463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atched Keypoint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/A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ZE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an ti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15.8274" calcext:value-type="float">
            <text:p>15.8274</text:p>
          </table:table-cell>
          <table:table-cell office:value-type="float" office:value="15.0895" calcext:value-type="float">
            <text:p>15.0895</text:p>
          </table:table-cell>
          <table:table-cell office:value-type="float" office:value="17.9374" calcext:value-type="float">
            <text:p>17.9374</text:p>
          </table:table-cell>
          <table:table-cell office:value-type="float" office:value="43.561" calcext:value-type="float">
            <text:p>43.561</text:p>
          </table:table-cell>
          <table:table-cell office:value-type="string" calcext:value-type="string">
            <text:p>N/A</text:p>
          </table:table-cell>
          <table:table-cell office:value-type="float" office:value="30.9955" calcext:value-type="float">
            <text:p>30.9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7.385" calcext:value-type="float">
            <text:p>17.385</text:p>
          </table:table-cell>
          <table:table-cell office:value-type="float" office:value="16.2508" calcext:value-type="float">
            <text:p>16.2508</text:p>
          </table:table-cell>
          <table:table-cell office:value-type="float" office:value="18.5865" calcext:value-type="float">
            <text:p>18.5865</text:p>
          </table:table-cell>
          <table:table-cell office:value-type="float" office:value="42.8424" calcext:value-type="float">
            <text:p>42.8424</text:p>
          </table:table-cell>
          <table:table-cell office:value-type="string" calcext:value-type="string">
            <text:p>N/A</text:p>
          </table:table-cell>
          <table:table-cell office:value-type="float" office:value="30.7213" calcext:value-type="float">
            <text:p>30.7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.19648" calcext:value-type="float">
            <text:p>2.19648</text:p>
          </table:table-cell>
          <table:table-cell office:value-type="float" office:value="2.06588" calcext:value-type="float">
            <text:p>2.06588</text:p>
          </table:table-cell>
          <table:table-cell office:value-type="float" office:value="4.61138" calcext:value-type="float">
            <text:p>4.61138</text:p>
          </table:table-cell>
          <table:table-cell office:value-type="float" office:value="32.5922" calcext:value-type="float">
            <text:p>32.5922</text:p>
          </table:table-cell>
          <table:table-cell office:value-type="string" calcext:value-type="string">
            <text:p>N/A</text:p>
          </table:table-cell>
          <table:table-cell office:value-type="float" office:value="18.3495" calcext:value-type="float">
            <text:p>18.3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20.672" calcext:value-type="float">
            <text:p>20.672</text:p>
          </table:table-cell>
          <table:table-cell office:value-type="float" office:value="20.0575" calcext:value-type="float">
            <text:p>20.0575</text:p>
          </table:table-cell>
          <table:table-cell office:value-type="float" office:value="30.5387" calcext:value-type="float">
            <text:p>30.5387</text:p>
          </table:table-cell>
          <table:table-cell office:value-type="float" office:value="51.1933" calcext:value-type="float">
            <text:p>51.1933</text:p>
          </table:table-cell>
          <table:table-cell office:value-type="string" calcext:value-type="string">
            <text:p>N/A</text:p>
          </table:table-cell>
          <table:table-cell office:value-type="float" office:value="36.5401" calcext:value-type="float">
            <text:p>36.5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8.36329" calcext:value-type="float">
            <text:p>8.36329</text:p>
          </table:table-cell>
          <table:table-cell office:value-type="float" office:value="7.48412" calcext:value-type="float">
            <text:p>7.48412</text:p>
          </table:table-cell>
          <table:table-cell office:value-type="float" office:value="16.6431" calcext:value-type="float">
            <text:p>16.6431</text:p>
          </table:table-cell>
          <table:table-cell office:value-type="float" office:value="37.2672" calcext:value-type="float">
            <text:p>37.2672</text:p>
          </table:table-cell>
          <table:table-cell office:value-type="string" calcext:value-type="string">
            <text:p>N/A</text:p>
          </table:table-cell>
          <table:table-cell office:value-type="float" office:value="29.8328" calcext:value-type="float">
            <text:p>29.8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63.9534" calcext:value-type="float">
            <text:p>63.9534</text:p>
          </table:table-cell>
          <table:table-cell office:value-type="float" office:value="63.6301" calcext:value-type="float">
            <text:p>63.6301</text:p>
          </table:table-cell>
          <table:table-cell office:value-type="float" office:value="70.0348" calcext:value-type="float">
            <text:p>70.0348</text:p>
          </table:table-cell>
          <table:table-cell office:value-type="float" office:value="92.4194" calcext:value-type="float">
            <text:p>92.4194</text:p>
          </table:table-cell>
          <table:table-cell office:value-type="float" office:value="114.482" calcext:value-type="float">
            <text:p>114.482</text:p>
          </table:table-cell>
          <table:table-cell office:value-type="float" office:value="80.3551" calcext:value-type="float">
            <text:p>80.3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91.9956" calcext:value-type="float">
            <text:p>91.9956</text:p>
          </table:table-cell>
          <table:table-cell office:value-type="float" office:value="94.4213" calcext:value-type="float">
            <text:p>94.4213</text:p>
          </table:table-cell>
          <table:table-cell office:value-type="string" calcext:value-type="string">
            <text:p>N/A</text:p>
          </table:table-cell>
          <table:table-cell office:value-type="float" office:value="131.705" calcext:value-type="float">
            <text:p>131.705</text:p>
          </table:table-cell>
          <table:table-cell office:value-type="string" calcext:value-type="string">
            <text:p>N/A</text:p>
          </table:table-cell>
          <table:table-cell office:value-type="float" office:value="164.04" calcext:value-type="float">
            <text:p>164.0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TOMASI</text:p>
          </table:table-cell>
          <table:table-cell table:formula="of:=[.B14]/[.B24]" office:value-type="float" office:value="5.37043355194157" calcext:value-type="float">
            <text:p>5.37043355194157</text:p>
          </table:table-cell>
          <table:table-cell table:formula="of:=[.C14]/[.C24]" office:value-type="float" office:value="6.89220981477186" calcext:value-type="float">
            <text:p>6.89220981477186</text:p>
          </table:table-cell>
          <table:table-cell table:formula="of:=[.D14]/[.D24]" office:value-type="float" office:value="5.57494397181308" calcext:value-type="float">
            <text:p>5.57494397181308</text:p>
          </table:table-cell>
          <table:table-cell table:formula="of:=[.E14]/[.E24]" office:value-type="float" office:value="1.95128670140722" calcext:value-type="float">
            <text:p>1.95128670140722</text:p>
          </table:table-cell>
          <table:table-cell table:formula="of:=[.F14]/[.F24]" office:value-type="string" office:string-value="" calcext:value-type="error">
            <text:p>#VALUE!</text:p>
          </table:table-cell>
          <table:table-cell table:formula="of:=[.G14]/[.G24]" office:value-type="float" office:value="3.29080027745963" calcext:value-type="float">
            <text:p>3.29080027745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IS</text:p>
          </table:table-cell>
          <table:table-cell table:formula="of:=[.B15]/[.B25]" office:value-type="float" office:value="1.32297958009779" calcext:value-type="float">
            <text:p>1.32297958009779</text:p>
          </table:table-cell>
          <table:table-cell table:formula="of:=[.C15]/[.C25]" office:value-type="float" office:value="1.90759839515593" calcext:value-type="float">
            <text:p>1.90759839515593</text:p>
          </table:table-cell>
          <table:table-cell table:formula="of:=[.D15]/[.D25]" office:value-type="float" office:value="1.61407473166008" calcext:value-type="float">
            <text:p>1.61407473166008</text:p>
          </table:table-cell>
          <table:table-cell table:formula="of:=[.E15]/[.E25]" office:value-type="float" office:value="0.583534069053088" calcext:value-type="float">
            <text:p>0.583534069053088</text:p>
          </table:table-cell>
          <table:table-cell table:formula="of:=[.F15]/[.F25]" office:value-type="string" office:string-value="" calcext:value-type="error">
            <text:p>#VALUE!</text:p>
          </table:table-cell>
          <table:table-cell table:formula="of:=[.G15]/[.G25]" office:value-type="float" office:value="0.911419764137585" calcext:value-type="float">
            <text:p>0.911419764137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</text:p>
          </table:table-cell>
          <table:table-cell table:formula="of:=[.B16]/[.B26]" office:value-type="float" office:value="16.845134032634" calcext:value-type="float">
            <text:p>16.845134032634</text:p>
          </table:table-cell>
          <table:table-cell table:formula="of:=[.C16]/[.C26]" office:value-type="float" office:value="20.8143745038434" calcext:value-type="float">
            <text:p>20.8143745038434</text:p>
          </table:table-cell>
          <table:table-cell table:formula="of:=[.D16]/[.D26]" office:value-type="float" office:value="9.10790262350966" calcext:value-type="float">
            <text:p>9.10790262350966</text:p>
          </table:table-cell>
          <table:table-cell table:formula="of:=[.E16]/[.E26]" office:value-type="float" office:value="1.10455875945778" calcext:value-type="float">
            <text:p>1.10455875945778</text:p>
          </table:table-cell>
          <table:table-cell table:formula="of:=[.F16]/[.F26]" office:value-type="string" office:string-value="" calcext:value-type="error">
            <text:p>#VALUE!</text:p>
          </table:table-cell>
          <table:table-cell table:formula="of:=[.G16]/[.G26]" office:value-type="float" office:value="2.23439330771956" calcext:value-type="float">
            <text:p>2.23439330771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SK</text:p>
          </table:table-cell>
          <table:table-cell table:formula="of:=[.B17]/[.B27]" office:value-type="float" office:value="1.59636222910217" calcext:value-type="float">
            <text:p>1.59636222910217</text:p>
          </table:table-cell>
          <table:table-cell table:formula="of:=[.C17]/[.C27]" office:value-type="float" office:value="1.69512651128007" calcext:value-type="float">
            <text:p>1.69512651128007</text:p>
          </table:table-cell>
          <table:table-cell table:formula="of:=[.D17]/[.D27]" office:value-type="float" office:value="1.04785075985553" calcext:value-type="float">
            <text:p>1.04785075985553</text:p>
          </table:table-cell>
          <table:table-cell table:formula="of:=[.E17]/[.E27]" office:value-type="float" office:value="0.683683216358391" calcext:value-type="float">
            <text:p>0.683683216358391</text:p>
          </table:table-cell>
          <table:table-cell table:formula="of:=[.F17]/[.F27]" office:value-type="string" office:string-value="" calcext:value-type="error">
            <text:p>#VALUE!</text:p>
          </table:table-cell>
          <table:table-cell table:formula="of:=[.G17]/[.G27]" office:value-type="float" office:value="0.930484590901503" calcext:value-type="float">
            <text:p>0.930484590901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</text:p>
          </table:table-cell>
          <table:table-cell table:formula="of:=[.B18]/[.B28]" office:value-type="float" office:value="4.5436664279249" calcext:value-type="float">
            <text:p>4.5436664279249</text:p>
          </table:table-cell>
          <table:table-cell table:formula="of:=[.C18]/[.C28]" office:value-type="float" office:value="3.74125481686558" calcext:value-type="float">
            <text:p>3.74125481686558</text:p>
          </table:table-cell>
          <table:table-cell table:formula="of:=[.D18]/[.D28]" office:value-type="float" office:value="2.22314352494427" calcext:value-type="float">
            <text:p>2.22314352494427</text:p>
          </table:table-cell>
          <table:table-cell table:formula="of:=[.E18]/[.E28]" office:value-type="float" office:value="0.697664434140477" calcext:value-type="float">
            <text:p>0.697664434140477</text:p>
          </table:table-cell>
          <table:table-cell table:formula="of:=[.F18]/[.F28]" office:value-type="string" office:string-value="" calcext:value-type="error">
            <text:p>#VALUE!</text:p>
          </table:table-cell>
          <table:table-cell table:formula="of:=[.G18]/[.G28]" office:value-type="float" office:value="1.64248746346303" calcext:value-type="float">
            <text:p>1.6424874634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ZE</text:p>
          </table:table-cell>
          <table:table-cell table:formula="of:=[.B19]/[.B29]" office:value-type="float" office:value="0.578546253991187" calcext:value-type="float">
            <text:p>0.578546253991187</text:p>
          </table:table-cell>
          <table:table-cell table:formula="of:=[.C19]/[.C29]" office:value-type="float" office:value="0.628633304049499" calcext:value-type="float">
            <text:p>0.628633304049499</text:p>
          </table:table-cell>
          <table:table-cell table:formula="of:=[.D19]/[.D29]" office:value-type="float" office:value="0.514030167859407" calcext:value-type="float">
            <text:p>0.514030167859407</text:p>
          </table:table-cell>
          <table:table-cell table:formula="of:=[.E19]/[.E29]" office:value-type="float" office:value="0.389528605465952" calcext:value-type="float">
            <text:p>0.389528605465952</text:p>
          </table:table-cell>
          <table:table-cell table:formula="of:=[.F19]/[.F29]" office:value-type="float" office:value="0.349399905662025" calcext:value-type="float">
            <text:p>0.349399905662025</text:p>
          </table:table-cell>
          <table:table-cell table:formula="of:=[.G19]/[.G29]" office:value-type="float" office:value="0.485345671898859" calcext:value-type="float">
            <text:p>0.485345671898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</text:p>
          </table:table-cell>
          <table:table-cell table:formula="of:=[.B20]/[.B30]" office:value-type="float" office:value="0.217401701820522" calcext:value-type="float">
            <text:p>0.217401701820522</text:p>
          </table:table-cell>
          <table:table-cell table:formula="of:=[.C20]/[.C30]" office:value-type="float" office:value="0.254179936094928" calcext:value-type="float">
            <text:p>0.254179936094928</text:p>
          </table:table-cell>
          <table:table-cell table:formula="of:=[.D20]/[.D30]" office:value-type="string" office:string-value="" calcext:value-type="error">
            <text:p>#VALUE!</text:p>
          </table:table-cell>
          <table:table-cell table:formula="of:=[.E20]/[.E30]" office:value-type="float" office:value="0.151854523366615" calcext:value-type="float">
            <text:p>0.151854523366615</text:p>
          </table:table-cell>
          <table:table-cell table:formula="of:=[.F20]/[.F30]" office:value-type="string" office:string-value="" calcext:value-type="error">
            <text:p>#VALUE!</text:p>
          </table:table-cell>
          <table:table-cell table:formula="of:=[.G20]/[.G30]" office:value-type="float" office:value="0.21945866861741" calcext:value-type="float">
            <text:p>0.219458668617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6:28:53.211555927</meta:creation-date>
    <dc:date>2020-09-01T22:44:31.653110718</dc:date>
    <meta:editing-duration>PT1H2M51S</meta:editing-duration>
    <meta:editing-cycles>13</meta:editing-cycles>
    <meta:generator>LibreOffice/6.0.7.3$Linux_X86_64 LibreOffice_project/00m0$Build-3</meta:generator>
    <meta:document-statistic meta:table-count="1" meta:cell-count="254" meta:object-count="0"/>
  </office:meta>
</office:document-meta>
</file>